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fo:background-color="#FEDCC6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EDCC6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FEDCC6"/>
    </style:style>
    <style:style style:name="ce10" style:family="table-cell" style:parent-style-name="Default" style:data-style-name="N0">
      <style:table-cell-properties fo:background-color="#FEDCC6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Diagramm 1" svg:x="1.19208in" svg:y="6.90194in" svg:width="15.43625in" svg:height="7.9684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1" table:default-cell-style-name="ce3"/>
        <table:table-column table:style-name="co2" table:default-cell-style-name="ce1"/>
        <table:table-column table:style-name="co1" table:number-columns-repeated="2" table:default-cell-style-name="ce3"/>
        <table:table-column table:style-name="co1" table:number-columns-repeated="1013" table:default-cell-style-name="ce1"/>
        <table:table-column table:style-name="co2" table:number-columns-repeated="15362" table:default-cell-style-name="ce1"/>
        <table:table-row table:style-name="ro1"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5">
            <text:p>measured</text:p>
          </table:table-cell>
          <table:table-cell office:value-type="string" table:style-name="ce4">
            <text:p>FMA</text:p>
          </table:table-cell>
          <table:table-cell office:value-type="string" table:style-name="ce4">
            <text:p>TO</text:p>
          </table:table-cell>
          <table:table-cell office:value-type="string" table:style-name="ce4">
            <text:p>CST_FULL</text:p>
          </table:table-cell>
          <table:table-cell table:style-name="ce5"/>
          <table:table-cell table:style-name="ce4"/>
          <table:table-cell office:value-type="string" table:style-name="ce4">
            <text:p>HSP</text:p>
          </table:table-cell>
          <table:table-cell table:number-columns-repeated="11" table:style-name="ce4"/>
          <table:table-cell office:value-type="string" table:style-name="ce6">
            <text:p>DATA in Percent/100</text:p>
          </table:table-cell>
          <table:table-cell table:number-columns-repeated="3" table:style-name="ce3"/>
          <table:table-cell office:value-type="string" table:style-name="ce2">
            <text:p>Data in db</text:p>
          </table:table-cell>
          <table:table-cell table:number-columns-repeated="3" table:style-name="ce1"/>
          <table:table-cell table:number-columns-repeated="16357" table:style-name="ce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3.4994000000000001" table:style-name="ce2">
            <text:p>-3,4994</text:p>
          </table:table-cell>
          <table:table-cell table:number-columns-repeated="2" table:style-name="ce1"/>
          <table:table-cell office:value-type="float" office:value="-9.09" table:style-name="ce1">
            <text:p>-9,09</text:p>
          </table:table-cell>
          <table:table-cell office:value-type="float" office:value="0.40854400000000002" table:style-name="ce2">
            <text:p>0,408544</text:p>
          </table:table-cell>
          <table:table-cell table:style-name="ce1"/>
          <table:table-cell office:value-type="float" office:value="-3.8876116329765171" table:formula="of:=10*LOG10([.F3])" table:style-name="ce3">
            <text:p>-3,887611633</text:p>
          </table:table-cell>
          <table:table-cell table:style-name="ce3"/>
          <table:table-cell table:number-columns-repeated="10" table:style-name="ce1"/>
          <table:table-cell office:value-type="string" table:style-name="ce7">
            <text:p>m_s</text:p>
          </table:table-cell>
          <table:table-cell office:value-type="string" table:style-name="ce8">
            <text:p>m_i</text:p>
          </table:table-cell>
          <table:table-cell office:value-type="string" table:style-name="ce8">
            <text:p>e_o</text:p>
          </table:table-cell>
          <table:table-cell office:value-type="string" table:style-name="ce8">
            <text:p>m_o</text:p>
          </table:table-cell>
          <table:table-cell office:value-type="string" table:style-name="ce5">
            <text:p>m_s</text:p>
          </table:table-cell>
          <table:table-cell office:value-type="string" table:style-name="ce4">
            <text:p>m_i</text:p>
          </table:table-cell>
          <table:table-cell office:value-type="string" table:style-name="ce4">
            <text:p>e_o</text:p>
          </table:table-cell>
          <table:table-cell office:value-type="string" table:style-name="ce4">
            <text:p>m_o</text:p>
          </table:table-cell>
          <table:table-cell table:number-columns-repeated="1635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3.8693" table:style-name="ce2">
            <text:p>-3,8693</text:p>
          </table:table-cell>
          <table:table-cell table:style-name="ce1"/>
          <table:table-cell office:value-type="float" office:value="-3.0823" table:style-name="ce1">
            <text:p>-3,0823</text:p>
          </table:table-cell>
          <table:table-cell office:value-type="float" office:value="-5.6" table:style-name="ce1">
            <text:p>-5,6</text:p>
          </table:table-cell>
          <table:table-cell office:value-type="float" office:value="0.55625800000000003" table:style-name="ce2">
            <text:p>0,556258</text:p>
          </table:table-cell>
          <table:table-cell table:style-name="ce1"/>
          <table:table-cell office:value-type="float" office:value="-2.5472373002292867" table:formula="of:=10*LOG10([.F4])" table:style-name="ce3">
            <text:p>-2,5472373</text:p>
          </table:table-cell>
          <table:table-cell table:style-name="ce3"/>
          <table:table-cell table:number-columns-repeated="10" table:style-name="ce1"/>
          <table:table-cell table:style-name="ce9"/>
          <table:table-cell table:number-columns-repeated="3" table:style-name="ce10"/>
          <table:table-cell table:style-name="ce2"/>
          <table:table-cell table:number-columns-repeated="16360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3.7084999999999999" table:style-name="ce2">
            <text:p>-3,7085</text:p>
          </table:table-cell>
          <table:table-cell table:style-name="ce1"/>
          <table:table-cell office:value-type="float" office:value="-2.3014000000000001" table:style-name="ce1">
            <text:p>-2,3014</text:p>
          </table:table-cell>
          <table:table-cell office:value-type="float" office:value="-3.59" table:style-name="ce1">
            <text:p>-3,59</text:p>
          </table:table-cell>
          <table:table-cell office:value-type="float" office:value="0.65148099999999998" table:style-name="ce2">
            <text:p>0,651481</text:p>
          </table:table-cell>
          <table:table-cell table:style-name="ce1"/>
          <table:table-cell office:value-type="float" office:value="-1.8609824566970976" table:formula="of:=10*LOG10([.F5])" table:style-name="ce3">
            <text:p>-1,860982457</text:p>
          </table:table-cell>
          <table:table-cell table:style-name="ce3"/>
          <table:table-cell table:number-columns-repeated="10" table:style-name="ce1"/>
          <table:table-cell office:value-type="float" office:value="0.51072300000000004" table:style-name="ce9">
            <text:p>0,510723</text:p>
          </table:table-cell>
          <table:table-cell office:value-type="float" office:value="1.22766" table:style-name="ce10">
            <text:p>1,22766</text:p>
          </table:table-cell>
          <table:table-cell office:value-type="float" office:value="0.63680599999999998" table:style-name="ce10">
            <text:p>0,636806</text:p>
          </table:table-cell>
          <table:table-cell office:value-type="float" office:value="0.62407199999999996" table:style-name="ce10">
            <text:p>0,624072</text:p>
          </table:table-cell>
          <table:table-cell office:value-type="float" office:value="-2.9181458360096624" table:formula="of:=10*LOG([.T5])" table:style-name="ce2">
            <text:p>-2,918145836</text:p>
          </table:table-cell>
          <table:table-cell office:value-type="float" office:value="0.89078105755336878" table:formula="of:=10*LOG([.U5])" table:style-name="ce1">
            <text:p>0,890781058</text:p>
          </table:table-cell>
          <table:table-cell office:value-type="float" office:value="-1.9599285331904381" table:formula="of:=10*LOG([.V5])" table:style-name="ce1">
            <text:p>-1,959928533</text:p>
          </table:table-cell>
          <table:table-cell office:value-type="float" office:value="-2.0476530230660916" table:formula="of:=10*LOG([.W5])" table:style-name="ce1">
            <text:p>-2,047653023</text:p>
          </table:table-cell>
          <table:table-cell table:number-columns-repeated="1635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1.9937" table:style-name="ce2">
            <text:p>-1,9937</text:p>
          </table:table-cell>
          <table:table-cell office:value-type="float" office:value="-2.6034999999999999" table:style-name="ce1">
            <text:p>-2,6035</text:p>
          </table:table-cell>
          <table:table-cell office:value-type="float" office:value="-1.9541999999999999" table:style-name="ce1">
            <text:p>-1,9542</text:p>
          </table:table-cell>
          <table:table-cell office:value-type="float" office:value="-2.63" table:style-name="ce1">
            <text:p>-2,63</text:p>
          </table:table-cell>
          <table:table-cell office:value-type="float" office:value="0.70777900000000005" table:style-name="ce2">
            <text:p>0,707779</text:p>
          </table:table-cell>
          <table:table-cell table:style-name="ce1"/>
          <table:table-cell office:value-type="float" office:value="-1.5010232714554803" table:formula="of:=10*LOG10([.F6])" table:style-name="ce3">
            <text:p>-1,501023271</text:p>
          </table:table-cell>
          <table:table-cell table:style-name="ce3"/>
          <table:table-cell table:number-columns-repeated="10" table:style-name="ce1"/>
          <table:table-cell office:value-type="float" office:value="0.51671699999999998" table:style-name="ce9">
            <text:p>0,516717</text:p>
          </table:table-cell>
          <table:table-cell office:value-type="float" office:value="0.44684299999999999" table:style-name="ce10">
            <text:p>0,446843</text:p>
          </table:table-cell>
          <table:table-cell office:value-type="float" office:value="0.53863899999999998" table:style-name="ce10">
            <text:p>0,538639</text:p>
          </table:table-cell>
          <table:table-cell office:value-type="float" office:value="0.56228699999999998" table:style-name="ce10">
            <text:p>0,562287</text:p>
          </table:table-cell>
          <table:table-cell office:value-type="float" office:value="-2.8674724992184264" table:formula="of:=10*LOG([.T6])" table:style-name="ce2">
            <text:p>-2,867472499</text:p>
          </table:table-cell>
          <table:table-cell office:value-type="float" office:value="-3.4984504109771013" table:formula="of:=10*LOG([.U6])" table:style-name="ce1">
            <text:p>-3,498450411</text:p>
          </table:table-cell>
          <table:table-cell office:value-type="float" office:value="-2.6870220482053031" table:formula="of:=10*LOG([.V6])" table:style-name="ce1">
            <text:p>-2,687022048</text:p>
          </table:table-cell>
          <table:table-cell office:value-type="float" office:value="-2.5004195720468148" table:formula="of:=10*LOG([.W6])" table:style-name="ce1">
            <text:p>-2,500419572</text:p>
          </table:table-cell>
          <table:table-cell table:number-columns-repeated="1635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2.0485000000000002" table:style-name="ce2">
            <text:p>-2,0485</text:p>
          </table:table-cell>
          <table:table-cell office:value-type="float" office:value="-1.3628" table:style-name="ce1">
            <text:p>-1,3628</text:p>
          </table:table-cell>
          <table:table-cell office:value-type="float" office:value="-2.1796000000000002" table:style-name="ce1">
            <text:p>-2,1796</text:p>
          </table:table-cell>
          <table:table-cell office:value-type="float" office:value="-2.2200000000000002" table:style-name="ce1">
            <text:p>-2,22</text:p>
          </table:table-cell>
          <table:table-cell office:value-type="float" office:value="0.70867400000000003" table:style-name="ce2">
            <text:p>0,708674</text:p>
          </table:table-cell>
          <table:table-cell table:style-name="ce1"/>
          <table:table-cell office:value-type="float" office:value="-1.4955350044528803" table:formula="of:=10*LOG10([.F7])" table:style-name="ce3">
            <text:p>-1,495535004</text:p>
          </table:table-cell>
          <table:table-cell table:style-name="ce3"/>
          <table:table-cell table:number-columns-repeated="10" table:style-name="ce1"/>
          <table:table-cell office:value-type="float" office:value="0.43537300000000001" table:style-name="ce9">
            <text:p>0,435373</text:p>
          </table:table-cell>
          <table:table-cell office:value-type="float" office:value="0.153755" table:style-name="ce10">
            <text:p>0,153755</text:p>
          </table:table-cell>
          <table:table-cell office:value-type="float" office:value="0.49806800000000001" table:style-name="ce10">
            <text:p>0,498068</text:p>
          </table:table-cell>
          <table:table-cell office:value-type="float" office:value="0.60704400000000003" table:style-name="ce10">
            <text:p>0,607044</text:p>
          </table:table-cell>
          <table:table-cell office:value-type="float" office:value="-3.6113850757466937" table:formula="of:=10*LOG([.T7])" table:style-name="ce2">
            <text:p>-3,611385076</text:p>
          </table:table-cell>
          <table:table-cell office:value-type="float" office:value="-8.1317075238440388" table:formula="of:=10*LOG([.U7])" table:style-name="ce1">
            <text:p>-8,131707524</text:p>
          </table:table-cell>
          <table:table-cell office:value-type="float" office:value="-3.0271136003403685" table:formula="of:=10*LOG([.V7])" table:style-name="ce1">
            <text:p>-3,0271136</text:p>
          </table:table-cell>
          <table:table-cell office:value-type="float" office:value="-2.1677982908181725" table:formula="of:=10*LOG([.W7])" table:style-name="ce1">
            <text:p>-2,167798291</text:p>
          </table:table-cell>
          <table:table-cell table:number-columns-repeated="1635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2.8576999999999999" table:style-name="ce2">
            <text:p>-2,8577</text:p>
          </table:table-cell>
          <table:table-cell office:value-type="float" office:value="-0.5927" table:style-name="ce1">
            <text:p>-0,5927</text:p>
          </table:table-cell>
          <table:table-cell office:value-type="float" office:value="-3.0337000000000001" table:style-name="ce1">
            <text:p>-3,0337</text:p>
          </table:table-cell>
          <table:table-cell office:value-type="float" office:value="-2.16" table:style-name="ce1">
            <text:p>-2,16</text:p>
          </table:table-cell>
          <table:table-cell office:value-type="float" office:value="0.72092900000000004" table:style-name="ce2">
            <text:p>0,720929</text:p>
          </table:table-cell>
          <table:table-cell table:style-name="ce1"/>
          <table:table-cell office:value-type="float" office:value="-1.4210750424941758" table:formula="of:=10*LOG10([.F8])" table:style-name="ce3">
            <text:p>-1,421075042</text:p>
          </table:table-cell>
          <table:table-cell table:style-name="ce3"/>
          <table:table-cell table:number-columns-repeated="10" table:style-name="ce1"/>
          <table:table-cell office:value-type="float" office:value="0.39367099999999999" table:style-name="ce9">
            <text:p>0,393671</text:p>
          </table:table-cell>
          <table:table-cell office:value-type="float" office:value="0.31297700000000001" table:style-name="ce10">
            <text:p>0,312977</text:p>
          </table:table-cell>
          <table:table-cell office:value-type="float" office:value="0.52115500000000003" table:style-name="ce10">
            <text:p>0,521155</text:p>
          </table:table-cell>
          <table:table-cell office:value-type="float" office:value="0.57142700000000002" table:style-name="ce10">
            <text:p>0,571427</text:p>
          </table:table-cell>
          <table:table-cell office:value-type="float" office:value="-4.0486657658354694" table:formula="of:=10*LOG([.T8])" table:style-name="ce2">
            <text:p>-4,048665766</text:p>
          </table:table-cell>
          <table:table-cell office:value-type="float" office:value="-5.0448757663917903" table:formula="of:=10*LOG([.U8])" table:style-name="ce1">
            <text:p>-5,044875766</text:p>
          </table:table-cell>
          <table:table-cell office:value-type="float" office:value="-2.8303309122385949" table:formula="of:=10*LOG([.V8])" table:style-name="ce1">
            <text:p>-2,830330912</text:p>
          </table:table-cell>
          <table:table-cell office:value-type="float" office:value="-2.4303924299776183" table:formula="of:=10*LOG([.W8])" table:style-name="ce1">
            <text:p>-2,43039243</text:p>
          </table:table-cell>
          <table:table-cell table:number-columns-repeated="1635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4.3936000000000002" table:style-name="ce2">
            <text:p>-4,3936</text:p>
          </table:table-cell>
          <table:table-cell office:value-type="float" office:value="-0.27200000000000002" table:style-name="ce1">
            <text:p>-0,272</text:p>
          </table:table-cell>
          <table:table-cell office:value-type="float" office:value="-3.6284999999999998" table:style-name="ce1">
            <text:p>-3,6285</text:p>
          </table:table-cell>
          <table:table-cell office:value-type="float" office:value="-2.35" table:style-name="ce1">
            <text:p>-2,35</text:p>
          </table:table-cell>
          <table:table-cell office:value-type="float" office:value="0.723468" table:style-name="ce2">
            <text:p>0,723468</text:p>
          </table:table-cell>
          <table:table-cell table:style-name="ce1"/>
          <table:table-cell office:value-type="float" office:value="-1.405806735715748" table:formula="of:=10*LOG10([.F9])" table:style-name="ce3">
            <text:p>-1,405806736</text:p>
          </table:table-cell>
          <table:table-cell table:style-name="ce3"/>
          <table:table-cell table:number-columns-repeated="10" table:style-name="ce1"/>
          <table:table-cell office:value-type="float" office:value="0.46793000000000001" table:style-name="ce9">
            <text:p>0,46793</text:p>
          </table:table-cell>
          <table:table-cell office:value-type="float" office:value="0.59050499999999995" table:style-name="ce10">
            <text:p>0,590505</text:p>
          </table:table-cell>
          <table:table-cell office:value-type="float" office:value="0.56777" table:style-name="ce10">
            <text:p>0,56777</text:p>
          </table:table-cell>
          <table:table-cell office:value-type="float" office:value="0.60677199999999998" table:style-name="ce10">
            <text:p>0,606772</text:p>
          </table:table-cell>
          <table:table-cell office:value-type="float" office:value="-3.2981911036072664" table:formula="of:=10*LOG([.T9])" table:style-name="ce2">
            <text:p>-3,298191104</text:p>
          </table:table-cell>
          <table:table-cell office:value-type="float" office:value="-2.287764207207184" table:formula="of:=10*LOG([.U9])" table:style-name="ce1">
            <text:p>-2,287764207</text:p>
          </table:table-cell>
          <table:table-cell office:value-type="float" office:value="-2.4582755858483889" table:formula="of:=10*LOG([.V9])" table:style-name="ce1">
            <text:p>-2,458275586</text:p>
          </table:table-cell>
          <table:table-cell office:value-type="float" office:value="-2.1697446830399749" table:formula="of:=10*LOG([.W9])" table:style-name="ce1">
            <text:p>-2,169744683</text:p>
          </table:table-cell>
          <table:table-cell table:number-columns-repeated="1635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5.0800999999999998" table:style-name="ce2">
            <text:p>-5,0801</text:p>
          </table:table-cell>
          <table:table-cell office:value-type="float" office:value="-0.2039" table:style-name="ce1">
            <text:p>-0,2039</text:p>
          </table:table-cell>
          <table:table-cell office:value-type="float" office:value="-3.4" table:style-name="ce1">
            <text:p>-3,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72311599999999998" table:style-name="ce2">
            <text:p>0,723116</text:p>
          </table:table-cell>
          <table:table-cell table:style-name="ce1"/>
          <table:table-cell office:value-type="float" office:value="-1.4079202895867595" table:formula="of:=10*LOG10([.F10])" table:style-name="ce3">
            <text:p>-1,40792029</text:p>
          </table:table-cell>
          <table:table-cell table:style-name="ce3"/>
          <table:table-cell table:number-columns-repeated="10" table:style-name="ce1"/>
          <table:table-cell office:value-type="float" office:value="0.58215700000000004" table:style-name="ce9">
            <text:p>0,582157</text:p>
          </table:table-cell>
          <table:table-cell office:value-type="float" office:value="0.53848799999999997" table:style-name="ce10">
            <text:p>0,538488</text:p>
          </table:table-cell>
          <table:table-cell office:value-type="float" office:value="0.53130699999999997" table:style-name="ce10">
            <text:p>0,531307</text:p>
          </table:table-cell>
          <table:table-cell office:value-type="float" office:value="0.5786" table:style-name="ce10">
            <text:p>0,5786</text:p>
          </table:table-cell>
          <table:table-cell office:value-type="float" office:value="-2.3495987610845908" table:formula="of:=10*LOG([.T10])" table:style-name="ce2">
            <text:p>-2,349598761</text:p>
          </table:table-cell>
          <table:table-cell office:value-type="float" office:value="-2.688239703452957" table:formula="of:=10*LOG([.U10])" table:style-name="ce1">
            <text:p>-2,688239703</text:p>
          </table:table-cell>
          <table:table-cell office:value-type="float" office:value="-2.7465446219802354" table:formula="of:=10*LOG([.V10])" table:style-name="ce1">
            <text:p>-2,746544622</text:p>
          </table:table-cell>
          <table:table-cell office:value-type="float" office:value="-2.3762157068803589" table:formula="of:=10*LOG([.W10])" table:style-name="ce1">
            <text:p>-2,376215707</text:p>
          </table:table-cell>
          <table:table-cell table:number-columns-repeated="1635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3.0746000000000002" table:style-name="ce2">
            <text:p>-3,0746</text:p>
          </table:table-cell>
          <table:table-cell office:value-type="float" office:value="-0.20660000000000001" table:style-name="ce1">
            <text:p>-0,2066</text:p>
          </table:table-cell>
          <table:table-cell office:value-type="float" office:value="-2.3603999999999998" table:style-name="ce1">
            <text:p>-2,3604</text:p>
          </table:table-cell>
          <table:table-cell office:value-type="float" office:value="-1.49" table:style-name="ce1">
            <text:p>-1,49</text:p>
          </table:table-cell>
          <table:table-cell office:value-type="float" office:value="0.77007499999999995" table:style-name="ce2">
            <text:p>0,770075</text:p>
          </table:table-cell>
          <table:table-cell table:style-name="ce1"/>
          <table:table-cell office:value-type="float" office:value="-1.1346697547694302" table:formula="of:=10*LOG10([.F11])" table:style-name="ce3">
            <text:p>-1,134669755</text:p>
          </table:table-cell>
          <table:table-cell table:style-name="ce3"/>
          <table:table-cell table:number-columns-repeated="10" table:style-name="ce1"/>
          <table:table-cell office:value-type="float" office:value="0.69781099999999996" table:style-name="ce9">
            <text:p>0,697811</text:p>
          </table:table-cell>
          <table:table-cell office:value-type="float" office:value="0.44662400000000002" table:style-name="ce10">
            <text:p>0,446624</text:p>
          </table:table-cell>
          <table:table-cell office:value-type="float" office:value="0.54471400000000003" table:style-name="ce10">
            <text:p>0,544714</text:p>
          </table:table-cell>
          <table:table-cell office:value-type="float" office:value="0.54115599999999997" table:style-name="ce10">
            <text:p>0,541156</text:p>
          </table:table-cell>
          <table:table-cell office:value-type="float" office:value="-1.5626218879784273" table:formula="of:=10*LOG([.T11])" table:style-name="ce2">
            <text:p>-1,562621888</text:p>
          </table:table-cell>
          <table:table-cell office:value-type="float" office:value="-3.5005794318237933" table:formula="of:=10*LOG([.U11])" table:style-name="ce1">
            <text:p>-3,500579432</text:p>
          </table:table-cell>
          <table:table-cell office:value-type="float" office:value="-2.6383146253738445" table:formula="of:=10*LOG([.V11])" table:style-name="ce1">
            <text:p>-2,638314625</text:p>
          </table:table-cell>
          <table:table-cell office:value-type="float" office:value="-2.666775220042608" table:formula="of:=10*LOG([.W11])" table:style-name="ce1">
            <text:p>-2,66677522</text:p>
          </table:table-cell>
          <table:table-cell table:number-columns-repeated="1635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2.1444999999999999" table:style-name="ce2">
            <text:p>-2,1445</text:p>
          </table:table-cell>
          <table:table-cell office:value-type="float" office:value="-0.22539999999999999" table:style-name="ce1">
            <text:p>-0,2254</text:p>
          </table:table-cell>
          <table:table-cell office:value-type="float" office:value="-1.3310999999999999" table:style-name="ce1">
            <text:p>-1,3311</text:p>
          </table:table-cell>
          <table:table-cell office:value-type="float" office:value="-0.72" table:style-name="ce1">
            <text:p>-0,72</text:p>
          </table:table-cell>
          <table:table-cell office:value-type="float" office:value="0.81816999999999995" table:style-name="ce2">
            <text:p>0,81817</text:p>
          </table:table-cell>
          <table:table-cell table:style-name="ce1"/>
          <table:table-cell office:value-type="float" office:value="-0.87156448906723039" table:formula="of:=10*LOG10([.F12])" table:style-name="ce3">
            <text:p>-0,871564489</text:p>
          </table:table-cell>
          <table:table-cell table:style-name="ce3"/>
          <table:table-cell table:number-columns-repeated="10" table:style-name="ce1"/>
          <table:table-cell office:value-type="float" office:value="0.50769200000000003" table:style-name="ce9">
            <text:p>0,507692</text:p>
          </table:table-cell>
          <table:table-cell office:value-type="float" office:value="0.56581099999999995" table:style-name="ce10">
            <text:p>0,565811</text:p>
          </table:table-cell>
          <table:table-cell office:value-type="float" office:value="0.54001900000000003" table:style-name="ce10">
            <text:p>0,540019</text:p>
          </table:table-cell>
          <table:table-cell office:value-type="float" office:value="0.55708999999999997" table:style-name="ce10">
            <text:p>0,55709</text:p>
          </table:table-cell>
          <table:table-cell office:value-type="float" office:value="-2.943996799738247" table:formula="of:=10*LOG([.T12])" table:style-name="ce2">
            <text:p>-2,9439968</text:p>
          </table:table-cell>
          <table:table-cell office:value-type="float" office:value="-2.473286136254699" table:formula="of:=10*LOG([.U12])" table:style-name="ce1">
            <text:p>-2,473286136</text:p>
          </table:table-cell>
          <table:table-cell office:value-type="float" office:value="-2.675909597140822" table:formula="of:=10*LOG([.V12])" table:style-name="ce1">
            <text:p>-2,675909597</text:p>
          </table:table-cell>
          <table:table-cell office:value-type="float" office:value="-2.5407463723935027" table:formula="of:=10*LOG([.W12])" table:style-name="ce1">
            <text:p>-2,540746372</text:p>
          </table:table-cell>
          <table:table-cell table:number-columns-repeated="1635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1.7057" table:style-name="ce2">
            <text:p>-1,7057</text:p>
          </table:table-cell>
          <table:table-cell office:value-type="float" office:value="-0.21690000000000001" table:style-name="ce1">
            <text:p>-0,2169</text:p>
          </table:table-cell>
          <table:table-cell office:value-type="float" office:value="-0.97540000000000004" table:style-name="ce1">
            <text:p>-0,9754</text:p>
          </table:table-cell>
          <table:table-cell office:value-type="float" office:value="-0.33" table:style-name="ce1">
            <text:p>-0,33</text:p>
          </table:table-cell>
          <table:table-cell office:value-type="float" office:value="0.86496499999999998" table:style-name="ce2">
            <text:p>0,864965</text:p>
          </table:table-cell>
          <table:table-cell table:style-name="ce1"/>
          <table:table-cell office:value-type="float" office:value="-0.63001465499804943" table:formula="of:=10*LOG10([.F13])" table:style-name="ce3">
            <text:p>-0,630014655</text:p>
          </table:table-cell>
          <table:table-cell table:style-name="ce3"/>
          <table:table-cell table:number-columns-repeated="10" table:style-name="ce1"/>
          <table:table-cell office:value-type="float" office:value="0.46234700000000001" table:style-name="ce9">
            <text:p>0,462347</text:p>
          </table:table-cell>
          <table:table-cell office:value-type="float" office:value="0.54112099999999996" table:style-name="ce10">
            <text:p>0,541121</text:p>
          </table:table-cell>
          <table:table-cell office:value-type="float" office:value="0.54273400000000005" table:style-name="ce10">
            <text:p>0,542734</text:p>
          </table:table-cell>
          <table:table-cell office:value-type="float" office:value="0.57742199999999999" table:style-name="ce10">
            <text:p>0,577422</text:p>
          </table:table-cell>
          <table:table-cell office:value-type="float" office:value="-3.3503195600356022" table:formula="of:=10*LOG([.T13])" table:style-name="ce2">
            <text:p>-3,35031956</text:p>
          </table:table-cell>
          <table:table-cell office:value-type="float" office:value="-2.6670561149867291" table:formula="of:=10*LOG([.U13])" table:style-name="ce1">
            <text:p>-2,667056115</text:p>
          </table:table-cell>
          <table:table-cell office:value-type="float" office:value="-2.6541297084753541" table:formula="of:=10*LOG([.V13])" table:style-name="ce1">
            <text:p>-2,654129708</text:p>
          </table:table-cell>
          <table:table-cell office:value-type="float" office:value="-2.3850667335348867" table:formula="of:=10*LOG([.W13])" table:style-name="ce1">
            <text:p>-2,385066734</text:p>
          </table:table-cell>
          <table:table-cell table:number-columns-repeated="1635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1.9735" table:style-name="ce2">
            <text:p>-1,9735</text:p>
          </table:table-cell>
          <table:table-cell office:value-type="float" office:value="-0.17449999999999999" table:style-name="ce1">
            <text:p>-0,1745</text:p>
          </table:table-cell>
          <table:table-cell office:value-type="float" office:value="-0.54900000000000004" table:style-name="ce1">
            <text:p>-0,549</text:p>
          </table:table-cell>
          <table:table-cell office:value-type="float" office:value="-0.27" table:style-name="ce1">
            <text:p>-0,27</text:p>
          </table:table-cell>
          <table:table-cell office:value-type="float" office:value="0.86546699999999999" table:style-name="ce2">
            <text:p>0,865467</text:p>
          </table:table-cell>
          <table:table-cell table:style-name="ce1"/>
          <table:table-cell office:value-type="float" office:value="-0.62749486992667536" table:formula="of:=10*LOG10([.F14])" table:style-name="ce3">
            <text:p>-0,62749487</text:p>
          </table:table-cell>
          <table:table-cell table:style-name="ce3"/>
          <table:table-cell table:number-columns-repeated="10" table:style-name="ce1"/>
          <table:table-cell office:value-type="float" office:value="0.41325099999999998" table:style-name="ce9">
            <text:p>0,413251</text:p>
          </table:table-cell>
          <table:table-cell office:value-type="float" office:value="0.52816099999999999" table:style-name="ce10">
            <text:p>0,528161</text:p>
          </table:table-cell>
          <table:table-cell office:value-type="float" office:value="0.53534599999999999" table:style-name="ce10">
            <text:p>0,535346</text:p>
          </table:table-cell>
          <table:table-cell office:value-type="float" office:value="0.57858600000000004" table:style-name="ce10">
            <text:p>0,578586</text:p>
          </table:table-cell>
          <table:table-cell office:value-type="float" office:value="-3.8378608683345035" table:formula="of:=10*LOG([.T14])" table:style-name="ce2">
            <text:p>-3,837860868</text:p>
          </table:table-cell>
          <table:table-cell office:value-type="float" office:value="-2.7723367073628951" table:formula="of:=10*LOG([.U14])" table:style-name="ce1">
            <text:p>-2,772336707</text:p>
          </table:table-cell>
          <table:table-cell office:value-type="float" office:value="-2.7136543793947094" table:formula="of:=10*LOG([.V14])" table:style-name="ce1">
            <text:p>-2,713654379</text:p>
          </table:table-cell>
          <table:table-cell office:value-type="float" office:value="-2.3763207915036939" table:formula="of:=10*LOG([.W14])" table:style-name="ce1">
            <text:p>-2,376320792</text:p>
          </table:table-cell>
          <table:table-cell table:number-columns-repeated="1635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3.3927" table:style-name="ce2">
            <text:p>-3,3927</text:p>
          </table:table-cell>
          <table:table-cell office:value-type="float" office:value="-0.19520000000000001" table:style-name="ce1">
            <text:p>-0,1952</text:p>
          </table:table-cell>
          <table:table-cell office:value-type="float" office:value="-0.29010000000000002" table:style-name="ce1">
            <text:p>-0,2901</text:p>
          </table:table-cell>
          <table:table-cell office:value-type="float" office:value="-0.38" table:style-name="ce1">
            <text:p>-0,38</text:p>
          </table:table-cell>
          <table:table-cell office:value-type="float" office:value="0.84843400000000002" table:style-name="ce2">
            <text:p>0,848434</text:p>
          </table:table-cell>
          <table:table-cell table:style-name="ce1"/>
          <table:table-cell office:value-type="float" office:value="-0.71381935963449095" table:formula="of:=10*LOG10([.F15])" table:style-name="ce3">
            <text:p>-0,71381936</text:p>
          </table:table-cell>
          <table:table-cell table:style-name="ce3"/>
          <table:table-cell table:number-columns-repeated="10" table:style-name="ce1"/>
          <table:table-cell office:value-type="float" office:value="0.65167799999999998" table:style-name="ce9">
            <text:p>0,651678</text:p>
          </table:table-cell>
          <table:table-cell office:value-type="float" office:value="0.422539" table:style-name="ce10">
            <text:p>0,422539</text:p>
          </table:table-cell>
          <table:table-cell office:value-type="float" office:value="0.50210200000000005" table:style-name="ce10">
            <text:p>0,502102</text:p>
          </table:table-cell>
          <table:table-cell office:value-type="float" office:value="0.54628699999999997" table:style-name="ce10">
            <text:p>0,546287</text:p>
          </table:table-cell>
          <table:table-cell office:value-type="float" office:value="-1.8596694010594252" table:formula="of:=10*LOG([.T15])" table:style-name="ce2">
            <text:p>-1,859669401</text:p>
          </table:table-cell>
          <table:table-cell office:value-type="float" office:value="-3.7413319984301725" table:formula="of:=10*LOG([.U15])" table:style-name="ce1">
            <text:p>-3,741331998</text:p>
          </table:table-cell>
          <table:table-cell office:value-type="float" office:value="-2.9920804871680238" table:formula="of:=10*LOG([.V15])" table:style-name="ce1">
            <text:p>-2,992080487</text:p>
          </table:table-cell>
          <table:table-cell office:value-type="float" office:value="-2.6257913427480277" table:formula="of:=10*LOG([.W15])" table:style-name="ce1">
            <text:p>-2,625791343</text:p>
          </table:table-cell>
          <table:table-cell table:number-columns-repeated="1635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5.2866" table:style-name="ce2">
            <text:p>-5,2866</text:p>
          </table:table-cell>
          <table:table-cell office:value-type="float" office:value="-0.29160000000000003" table:style-name="ce1">
            <text:p>-0,2916</text:p>
          </table:table-cell>
          <table:table-cell office:value-type="float" office:value="-0.45879999999999999" table:style-name="ce1">
            <text:p>-0,4588</text:p>
          </table:table-cell>
          <table:table-cell office:value-type="float" office:value="-0.74" table:style-name="ce1">
            <text:p>-0,74</text:p>
          </table:table-cell>
          <table:table-cell office:value-type="float" office:value="0.84801700000000002" table:style-name="ce2">
            <text:p>0,848017</text:p>
          </table:table-cell>
          <table:table-cell table:style-name="ce1"/>
          <table:table-cell office:value-type="float" office:value="-0.71595441455327258" table:formula="of:=10*LOG10([.F16])" table:style-name="ce3">
            <text:p>-0,715954415</text:p>
          </table:table-cell>
          <table:table-cell table:style-name="ce3"/>
          <table:table-cell table:number-columns-repeated="10" table:style-name="ce1"/>
          <table:table-cell office:value-type="float" office:value="0.69201599999999996" table:style-name="ce9">
            <text:p>0,692016</text:p>
          </table:table-cell>
          <table:table-cell office:value-type="float" office:value="0.52246599999999999" table:style-name="ce10">
            <text:p>0,522466</text:p>
          </table:table-cell>
          <table:table-cell office:value-type="float" office:value="0.51796299999999995" table:style-name="ce10">
            <text:p>0,517963</text:p>
          </table:table-cell>
          <table:table-cell office:value-type="float" office:value="0.60924100000000003" table:style-name="ce10">
            <text:p>0,609241</text:p>
          </table:table-cell>
          <table:table-cell office:value-type="float" office:value="-1.5988386416841596" table:formula="of:=10*LOG([.T16])" table:style-name="ce2">
            <text:p>-1,598838642</text:p>
          </table:table-cell>
          <table:table-cell office:value-type="float" office:value="-2.8194196644720666" table:formula="of:=10*LOG([.U16])" table:style-name="ce1">
            <text:p>-2,819419664</text:p>
          </table:table-cell>
          <table:table-cell office:value-type="float" office:value="-2.8570126239713551" table:formula="of:=10*LOG([.V16])" table:style-name="ce1">
            <text:p>-2,857012624</text:p>
          </table:table-cell>
          <table:table-cell office:value-type="float" office:value="-2.1521087770205174" table:formula="of:=10*LOG([.W16])" table:style-name="ce1">
            <text:p>-2,152108777</text:p>
          </table:table-cell>
          <table:table-cell table:number-columns-repeated="1635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-10.1235" table:style-name="ce2">
            <text:p>-10,1235</text:p>
          </table:table-cell>
          <table:table-cell office:value-type="float" office:value="-0.56789999999999996" table:style-name="ce1">
            <text:p>-0,5679</text:p>
          </table:table-cell>
          <table:table-cell office:value-type="float" office:value="-1.1666000000000001" table:style-name="ce1">
            <text:p>-1,1666</text:p>
          </table:table-cell>
          <table:table-cell office:value-type="float" office:value="-1.56" table:style-name="ce1">
            <text:p>-1,56</text:p>
          </table:table-cell>
          <table:table-cell office:value-type="float" office:value="0.80128999999999995" table:style-name="ce2">
            <text:p>0,80129</text:p>
          </table:table-cell>
          <table:table-cell table:style-name="ce1"/>
          <table:table-cell office:value-type="float" office:value="-0.96210277166513269" table:formula="of:=10*LOG10([.F17])" table:style-name="ce3">
            <text:p>-0,962102772</text:p>
          </table:table-cell>
          <table:table-cell table:style-name="ce3"/>
          <table:table-cell table:number-columns-repeated="10" table:style-name="ce1"/>
          <table:table-cell office:value-type="float" office:value="0.39138499999999998" table:style-name="ce9">
            <text:p>0,391385</text:p>
          </table:table-cell>
          <table:table-cell office:value-type="float" office:value="0.58728499999999995" table:style-name="ce10">
            <text:p>0,587285</text:p>
          </table:table-cell>
          <table:table-cell office:value-type="float" office:value="0.46712199999999998" table:style-name="ce10">
            <text:p>0,467122</text:p>
          </table:table-cell>
          <table:table-cell office:value-type="float" office:value="0.47969200000000001" table:style-name="ce10">
            <text:p>0,479692</text:p>
          </table:table-cell>
          <table:table-cell office:value-type="float" office:value="-4.0739582288358971" table:formula="of:=10*LOG([.T17])" table:style-name="ce2">
            <text:p>-4,073958229</text:p>
          </table:table-cell>
          <table:table-cell office:value-type="float" office:value="-2.3115109144449577" table:formula="of:=10*LOG([.U17])" table:style-name="ce1">
            <text:p>-2,311510914</text:p>
          </table:table-cell>
          <table:table-cell office:value-type="float" office:value="-3.3056967830501294" table:formula="of:=10*LOG([.V17])" table:style-name="ce1">
            <text:p>-3,305696783</text:p>
          </table:table-cell>
          <table:table-cell office:value-type="float" office:value="-3.1903752436259278" table:formula="of:=10*LOG([.W17])" table:style-name="ce1">
            <text:p>-3,190375244</text:p>
          </table:table-cell>
          <table:table-cell table:number-columns-repeated="1635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0.0883" table:style-name="ce2">
            <text:p>-10,0883</text:p>
          </table:table-cell>
          <table:table-cell office:value-type="float" office:value="-1.1104000000000001" table:style-name="ce1">
            <text:p>-1,1104</text:p>
          </table:table-cell>
          <table:table-cell office:value-type="float" office:value="-2.0099" table:style-name="ce1">
            <text:p>-2,0099</text:p>
          </table:table-cell>
          <table:table-cell office:value-type="float" office:value="-2.77" table:style-name="ce1">
            <text:p>-2,77</text:p>
          </table:table-cell>
          <table:table-cell office:value-type="float" office:value="0.74550399999999994" table:style-name="ce2">
            <text:p>0,745504</text:p>
          </table:table-cell>
          <table:table-cell table:style-name="ce1"/>
          <table:table-cell office:value-type="float" office:value="-1.2755002199868999" table:formula="of:=10*LOG10([.F18])" table:style-name="ce3">
            <text:p>-1,27550022</text:p>
          </table:table-cell>
          <table:table-cell table:style-name="ce3"/>
          <table:table-cell table:number-columns-repeated="10" table:style-name="ce1"/>
          <table:table-cell office:value-type="float" office:value="0.45196500000000001" table:style-name="ce9">
            <text:p>0,451965</text:p>
          </table:table-cell>
          <table:table-cell office:value-type="float" office:value="0.517733" table:style-name="ce10">
            <text:p>0,517733</text:p>
          </table:table-cell>
          <table:table-cell office:value-type="float" office:value="0.45335399999999998" table:style-name="ce10">
            <text:p>0,453354</text:p>
          </table:table-cell>
          <table:table-cell office:value-type="float" office:value="0.46076299999999998" table:style-name="ce10">
            <text:p>0,460763</text:p>
          </table:table-cell>
          <table:table-cell office:value-type="float" office:value="-3.4489519548818528" table:formula="of:=10*LOG([.T18])" table:style-name="ce2">
            <text:p>-3,448951955</text:p>
          </table:table-cell>
          <table:table-cell office:value-type="float" office:value="-2.8589415245846577" table:formula="of:=10*LOG([.U18])" table:style-name="ce1">
            <text:p>-2,858941525</text:p>
          </table:table-cell>
          <table:table-cell office:value-type="float" office:value="-3.4356254808169764" table:formula="of:=10*LOG([.V18])" table:style-name="ce1">
            <text:p>-3,435625481</text:p>
          </table:table-cell>
          <table:table-cell office:value-type="float" office:value="-3.3652240272067786" table:formula="of:=10*LOG([.W18])" table:style-name="ce1">
            <text:p>-3,365224027</text:p>
          </table:table-cell>
          <table:table-cell table:number-columns-repeated="1635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12.2942" table:style-name="ce2">
            <text:p>-12,2942</text:p>
          </table:table-cell>
          <table:table-cell table:style-name="ce1"/>
          <table:table-cell office:value-type="float" office:value="-4.0205000000000002" table:style-name="ce1">
            <text:p>-4,0205</text:p>
          </table:table-cell>
          <table:table-cell office:value-type="float" office:value="-4.62" table:style-name="ce1">
            <text:p>-4,62</text:p>
          </table:table-cell>
          <table:table-cell office:value-type="float" office:value="0.68896299999999999" table:style-name="ce2">
            <text:p>0,688963</text:p>
          </table:table-cell>
          <table:table-cell table:style-name="ce1"/>
          <table:table-cell office:value-type="float" office:value="-1.6180410077351191" table:formula="of:=10*LOG10([.F19])" table:style-name="ce3">
            <text:p>-1,618041008</text:p>
          </table:table-cell>
          <table:table-cell table:style-name="ce3"/>
          <table:table-cell table:number-columns-repeated="10" table:style-name="ce1"/>
          <table:table-cell office:value-type="float" office:value="0.64084399999999997" table:style-name="ce9">
            <text:p>0,640844</text:p>
          </table:table-cell>
          <table:table-cell office:value-type="float" office:value="0.70457899999999996" table:style-name="ce10">
            <text:p>0,704579</text:p>
          </table:table-cell>
          <table:table-cell office:value-type="float" office:value="0.555925" table:style-name="ce10">
            <text:p>0,555925</text:p>
          </table:table-cell>
          <table:table-cell office:value-type="float" office:value="0.49982700000000002" table:style-name="ce10">
            <text:p>0,499827</text:p>
          </table:table-cell>
          <table:table-cell office:value-type="float" office:value="-1.9324767747752754" table:formula="of:=10*LOG([.T19])" table:style-name="ce2">
            <text:p>-1,932476775</text:p>
          </table:table-cell>
          <table:table-cell office:value-type="float" office:value="-1.520703051230311" table:formula="of:=10*LOG([.U19])" table:style-name="ce1">
            <text:p>-1,520703051</text:p>
          </table:table-cell>
          <table:table-cell office:value-type="float" office:value="-2.549837952582279" table:formula="of:=10*LOG([.V19])" table:style-name="ce1">
            <text:p>-2,549837953</text:p>
          </table:table-cell>
          <table:table-cell office:value-type="float" office:value="-3.0118028755671675" table:formula="of:=10*LOG([.W19])" table:style-name="ce1">
            <text:p>-3,011802876</text:p>
          </table:table-cell>
          <table:table-cell table:number-columns-repeated="16357"/>
        </table:table-row>
        <table:table-row table:style-name="ro1">
          <table:table-cell table:number-columns-repeated="5" table:style-name="ce1"/>
          <table:table-cell table:style-name="ce3"/>
          <table:table-cell table:style-name="ce1"/>
          <table:table-cell table:number-columns-repeated="2" table:style-name="ce3"/>
          <table:table-cell table:number-columns-repeated="10" table:style-name="ce1"/>
          <table:table-cell office:value-type="float" office:value="0.40327099999999999" table:style-name="ce9">
            <text:p>0,403271</text:p>
          </table:table-cell>
          <table:table-cell office:value-type="float" office:value="0.23108699999999999" table:style-name="ce10">
            <text:p>0,231087</text:p>
          </table:table-cell>
          <table:table-cell office:value-type="float" office:value="0.40208500000000003" table:style-name="ce10">
            <text:p>0,402085</text:p>
          </table:table-cell>
          <table:table-cell office:value-type="float" office:value="0.42036299999999999" table:style-name="ce10">
            <text:p>0,420363</text:p>
          </table:table-cell>
          <table:table-cell office:value-type="float" office:value="-3.944030078282684" table:formula="of:=10*LOG([.T20])" table:style-name="ce2">
            <text:p>-3,944030078</text:p>
          </table:table-cell>
          <table:table-cell office:value-type="float" office:value="-6.3622448544718777" table:formula="of:=10*LOG([.U20])" table:style-name="ce1">
            <text:p>-6,362244854</text:p>
          </table:table-cell>
          <table:table-cell office:value-type="float" office:value="-3.9568212818716342" table:formula="of:=10*LOG([.V20])" table:style-name="ce1">
            <text:p>-3,956821282</text:p>
          </table:table-cell>
          <table:table-cell office:value-type="float" office:value="-3.7637551719896924" table:formula="of:=10*LOG([.W20])" table:style-name="ce1">
            <text:p>-3,76375517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²(u-v)</text:p>
          </table:table-cell>
          <table:table-cell office:value-type="float" office:value="0" table:formula="of:=SUMXMY2([.B4:.B19];[.B4:.B19])" table:style-name="ce1">
            <text:p>0</text:p>
          </table:table-cell>
          <table:table-cell office:value-type="float" office:value="271.18468479999996" table:formula="of:=SUMXMY2([.C6:.C18];[.B6:.B18])" table:style-name="ce1">
            <text:p>271,1846848</text:p>
          </table:table-cell>
          <table:table-cell office:value-type="float" office:value="256.66587188999995" table:formula="of:=SUMXMY2([.D4:.D19];[.B4:.B19])" table:style-name="ce1">
            <text:p>256,6658719</text:p>
          </table:table-cell>
          <table:table-cell office:value-type="float" office:value="241.03985471999999" table:formula="of:=SUMXMY2([.E4:.E19];[.B4:.B19])" table:style-name="ce1">
            <text:p>241,0398547</text:p>
          </table:table-cell>
          <table:table-cell table:style-name="ce3"/>
          <table:table-cell table:style-name="ce1"/>
          <table:table-cell table:number-columns-repeated="2" table:style-name="ce3"/>
          <table:table-cell office:value-type="float" office:value="216.48516116974059" table:formula="of:=SUMXMY2([.X5:.X20];[.B4:.B19])" table:style-name="ce1">
            <text:p>216,4851612</text:p>
          </table:table-cell>
          <table:table-cell office:value-type="float" office:value="250.52687404890594" table:formula="of:=SUMXMY2([.Y5:.Y20];[.B4:.B19])" table:style-name="ce1">
            <text:p>250,526874</text:p>
          </table:table-cell>
          <table:table-cell office:value-type="float" office:value="192.95401969641853" table:formula="of:=SUMXMY2([.Z5:.Z20];[.B4:.B19])" table:style-name="ce1">
            <text:p>192,9540197</text:p>
          </table:table-cell>
          <table:table-cell office:value-type="float" office:value="190.99217421258251" table:formula="of:=SUMXMY2([.AA5:.AA20];[.B4:.B19])" table:style-name="ce1">
            <text:p>190,9921742</text:p>
          </table:table-cell>
          <table:table-cell table:number-columns-repeated="16371" table:style-name="ce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Pascal Kraft</dc:creator>
    <meta:creation-date>2018-11-19T11:37:52Z</meta:creation-date>
    <dc:date>2022-03-07T08:07:51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G0S2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3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62993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573.7297637795275pt" svg:width="1111.41pt" chart:style-name="Crt0">
        <chart:title chart:style-name="CT00">
          <text:p text:style-name="a0" text:class-names="" text:cond-style-name="">Different Calculations of Signal Transmiss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ignal Transmissio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ase</text:p>
            </chart:title>
            <chart:categories table:cell-range-address="Sheet1.$A$3:.$A$19"/>
            <chart:grid chart:class="major" chart:style-name="GMa1"/>
          </chart:axis>
          <chart:series chart:label-cell-address="Sheet1.$B$2" chart:values-cell-range-address="Sheet1.$B$3:.$B$19" chart:class="chart:line" chart:attached-axis="primary-y" chart:style-name="G0S0">
            <chart:data-point chart:repeated="17"/>
          </chart:series>
          <chart:series chart:label-cell-address="Sheet1.$C$2" chart:values-cell-range-address="Sheet1.$C$3:.$C$19" chart:class="chart:line" chart:attached-axis="primary-y" chart:style-name="G0S1">
            <chart:data-point chart:repeated="17"/>
          </chart:series>
          <chart:series chart:label-cell-address="Sheet1.$D$2" chart:values-cell-range-address="Sheet1.$D$3:.$D$19" chart:class="chart:line" chart:attached-axis="primary-y" chart:style-name="G0S2">
            <chart:data-point chart:repeated="17"/>
          </chart:series>
          <chart:series chart:label-cell-address="Sheet1.$E$2" chart:values-cell-range-address="Sheet1.$E$3:.$E$19" chart:class="chart:line" chart:attached-axis="primary-y" chart:style-name="G0S3">
            <chart:data-point chart:repeated="17"/>
          </chart:series>
          <chart:series chart:label-cell-address="Sheet1.$H$2" chart:values-cell-range-address="Sheet1.$H$3:.$H$19" chart:class="chart:line" chart:attached-axis="primary-y" chart:style-name="G0S4"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